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45bc" officeooo:paragraph-rsid="001745bc"/>
    </style:style>
    <style:style style:name="P2" style:family="paragraph" style:parent-style-name="Standard">
      <style:text-properties style:text-line-through-style="none" style:text-line-through-type="none" officeooo:rsid="001745bc" officeooo:paragraph-rsid="001745bc"/>
    </style:style>
    <style:style style:name="P3" style:family="paragraph" style:parent-style-name="Standard">
      <style:text-properties style:text-line-through-style="none" style:text-line-through-type="none" fo:font-weight="bold" officeooo:rsid="001745bc" officeooo:paragraph-rsid="001745bc" style:font-weight-asian="bold" style:font-weight-complex="bold"/>
    </style:style>
    <style:style style:name="P4" style:family="paragraph" style:parent-style-name="Standard">
      <style:text-properties style:text-line-through-style="none" style:text-line-through-type="none" fo:font-weight="normal" officeooo:rsid="001745bc" officeooo:paragraph-rsid="001745bc"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About</text:span>:</text:p>
      <text:p text:style-name="P1">This website was created as a learning experience for my senior project. I hope you enjoy your time here and learn some quirky things about my lovely kitty. </text:p>
      <text:p text:style-name="P1"><text:span text:style-name="T3">Student</text:span>: </text:p>
      <text:p text:style-name="P1">I am a current Senior in high school completing a graduation requirement. This was one interesting experience and I probably wouldn’t do it again. I created this so I can learn about the nooks and crannies of the coding process. Thanks for joining me on this journey and I hope you like the product!</text:p>
      <text:p text:style-name="P1"><text:span text:style-name="T3">Food</text:span>: </text:p>
      <text:p text:style-name="P1">For an animal that loves to get into everyone’s food, she’s seriously picky about what she actually wants to eat. She’ll only eat our food if it’s hand fed or accidentally dropped; but never if it was intentionally placed on the floor. Nellie will stare at the food then look back up at the person and wait until they grab another piece and feed it to her. My cat is really curious about food as well, but won’t eat certain things after she smells it. For example, she refuses to eat chicken after begging for it. She’ll smell it, touch it then walk away. Nellie has a lot of food preferences, but I think starches are her all time favorite. She would live off of white rice and mashed potatoes if given the chance. But refuses to consume fish with a hint of breading on it. <text:s/></text:p>
      <text:p text:style-name="P1"><text:span text:style-name="T3">Biography</text:span>: </text:p>
      <text:p text:style-name="P1">Rosanellie Happy-melon Shabazz </text:p>
      <text:p text:style-name="P1">Before my family and I adopted her, her name was Rosalie. On the way home from the shelter my sisters and I argued about what we wanted to name her since I like the name Mellie <text:s/>and my 5 year old <text:s/>sister liked the name Happy-melon. My older sister liked her original name and my mom put it all together. We called her Nellie for like two weeks until my mother’s unique nickname “Kitty” just stuck. <text:s/>Nellie was born on December 4<text:span text:style-name="T1">th</text:span> 2015 and we adopted her two months later. </text:p>
      <text:p text:style-name="P1">As of 2018, my cat is an energetic animal that enjoys scratching walls at 3am and sticking her nose into other people’s cups of milk. <text:s/></text:p>
      <text:p text:style-name="P1"><text:span text:style-name="T3">Hobbies</text:span>: </text:p>
      <text:p text:style-name="P1">Inside cats don’t do much with their time besides sleep and eat. But my cat seems to enjoy pulling up my mother’s new carpet and waking everyone up in the middle of the night. Nellie also likes to jingle some of the little bells we have in the house and leave her stuffed mouse on the stairs for everyone to trip over. She especially enjoys racing people up the stairs and beating them to the top… even if it means almost making them fall over. </text:p>
      <text:p text:style-name="P1"><text:span text:style-name="T3">Tips</text:span>: </text:p>
      <text:p text:style-name="P1">- Try out different cat foods to decide which fits the best</text:p>
      <text:p text:style-name="P2">- Buy soft cheap toys instead of expensive ones your cat won’t play with</text:p>
      <text:p text:style-name="P2">- Buy scented litter...it helps so much</text:p>
      <text:p text:style-name="P2">- Take time to learn they’re physical responses to certain situations</text:p>
      <text:p text:style-name="P2">-<text:tab/> Example: My cat purrs when she’s ready to be put down</text:p>
      <text:p text:style-name="P2">-Keep your cat out the kitchen as much as possible because their fur floats <text:line-break/><text:span text:style-name="T3">Pros</text:span>: </text:p>
      <text:p text:style-name="P2">- Cuddles</text:p>
      <text:p text:style-name="P2">- Playful</text:p>
      <text:p text:style-name="P2">- Warm your feet when they lay on them</text:p>
      <text:p text:style-name="P2">- They clean you all the time- obviously cares about my well being</text:p>
      <text:p text:style-name="P2">- There’s always someone home to keep you company without annoying you <text:s/></text:p>
      <text:p text:style-name="P2"><text:span text:style-name="T3">Cons</text:span>: </text:p>
      <text:p text:style-name="P2">- Litter gets EVERYWHERE</text:p>
      <text:p text:style-name="P2">- Can’t leave your food just anywhere because they’ll eat it</text:p>
      <text:p text:style-name="P2">- Like to lay in the middle of the bed before you can stretch out</text:p>
      <text:p text:style-name="P2">- They knock everything down just for fun</text:p>
      <text:p text:style-name="P2"><text:soft-page-break/>- They scratch paint off of the walls</text:p>
      <text:p text:style-name="P3">How To Tell If A Cat Is For You:</text:p>
      <text:p text:style-name="P2">Are you looking for something to keep you company besides your man? </text:p>
      <text:p text:style-name="P2">Are you looking for a pet that doesn’t need to be walked when it’s cold outside? </text:p>
      <text:p text:style-name="P2">Do you want more responsibility? </text:p>
      <text:p text:style-name="P2">Do you keep killing plants? </text:p>
      <text:p text:style-name="P2">Get a cat sis</text:p>
      <text:p text:style-name="P3">Things I Wish I’d Known Before I Got A Cat:</text:p>
      <text:p text:style-name="P2">Cats are...very interesting. Like they could entertain you from sunrise to sunset or you could go without seeing them for several hours at time. I still don’t know where mine goes half the time. Cats are also occasionally very moody. They can go from wanting to be your best friend to wanting the world to themselves in two seconds flat. It’s actually hilarious when I witness this transition. I also wish I knew that cats use the bathroom...a lot. It seems like whenever I clean her litter she’s back in it 10 minutes later. The last thing I wish I knew was that cats make everyone run on their sleeping schedule. Sometimes they abide by their owner’s sleeping patterns; but if they want to be up at 4am, best believe you both will be awake. </text:p>
      <text:p text:style-name="P3">Unexpected Costs: </text:p>
      <text:p text:style-name="P4">- New sheets</text:p>
      <text:p text:style-name="P4">- Plaster</text:p>
      <text:p text:style-name="P4">- Paint</text:p>
      <text:p text:style-name="P4">- Tissue Rolls</text:p>
      <text:p text:style-name="P4">- Air freshner</text:p>
      <text:p text:style-name="P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6:25:53.054000000</meta:creation-date>
    <dc:date>2019-01-09T21:05:41.769000000</dc:date>
    <meta:editing-duration>PT4H40M3S</meta:editing-duration>
    <meta:editing-cycles>1</meta:editing-cycles>
    <meta:generator>LibreOffice/6.1.2.1$Windows_x86 LibreOffice_project/65905a128db06ba48db947242809d14d3f9a93fe</meta:generator>
    <meta:document-statistic meta:table-count="0" meta:image-count="0" meta:object-count="0" meta:page-count="2" meta:paragraph-count="45" meta:word-count="805" meta:character-count="4285" meta:non-whitespace-character-count="3496"/>
  </office:meta>
</office:document-meta>
</file>